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4mm" svg:x="113.99mm" svg:y="18.33mm">
            <loext:p draw:notify-on-update-of-ranges="Feuille1.A1:Feuille1.A1 Feuille1.A2:Feuille1.A15 Feuille1.B1:Feuille1.B1 Feuille1.B2:Feuille1.B15 Feuille1.C1:Feuille1.C1 Feuille1.C2:Feuille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1 run</text:p>
          </table:table-cell>
          <table:table-cell office:value-type="string" calcext:value-type="string">
            <text:p>10 runs</text:p>
          </table:table-cell>
          <table:table-cell table:style-name="Default" office:value-type="string" calcext:value-type="string">
            <text:p>100 runs</text:p>
          </table:table-cell>
        </table:table-row>
        <table:table-row table:style-name="ro1">
          <table:table-cell office:value-type="float" office:value="0.000631729371373098" calcext:value-type="float">
            <text:p>0,0006317294</text:p>
          </table:table-cell>
          <table:table-cell office:value-type="float" office:value="0.000484010879146338" calcext:value-type="float">
            <text:p>0,0004840109</text:p>
          </table:table-cell>
          <table:table-cell table:style-name="Default" office:value-type="float" office:value="0.000142191268218746" calcext:value-type="float">
            <text:p>0,0001421913</text:p>
          </table:table-cell>
        </table:table-row>
        <table:table-row table:style-name="ro1">
          <table:table-cell office:value-type="float" office:value="0.000584274065487999" calcext:value-type="float">
            <text:p>0,0005842741</text:p>
          </table:table-cell>
          <table:table-cell office:value-type="float" office:value="0.000376513446109022" calcext:value-type="float">
            <text:p>0,0003765134</text:p>
          </table:table-cell>
          <table:table-cell office:value-type="float" office:value="0.0000369535259638572" calcext:value-type="float">
            <text:p>3,70E-05</text:p>
          </table:table-cell>
        </table:table-row>
        <table:table-row table:style-name="ro1">
          <table:table-cell office:value-type="float" office:value="0.000625088693193426" calcext:value-type="float">
            <text:p>0,0006250887</text:p>
          </table:table-cell>
          <table:table-cell office:value-type="float" office:value="0.000478273409042603" calcext:value-type="float">
            <text:p>0,0004782734</text:p>
          </table:table-cell>
          <table:table-cell office:value-type="float" office:value="0.0000699059617923973" calcext:value-type="float">
            <text:p>6,99E-05</text:p>
          </table:table-cell>
        </table:table-row>
        <table:table-row table:style-name="ro1">
          <table:table-cell office:value-type="float" office:value="0.000208316660104165" calcext:value-type="float">
            <text:p>0,0002083167</text:p>
          </table:table-cell>
          <table:table-cell office:value-type="float" office:value="0.00013856860563238" calcext:value-type="float">
            <text:p>0,0001385686</text:p>
          </table:table-cell>
          <table:table-cell office:value-type="float" office:value="0.0000087939684236294" calcext:value-type="float">
            <text:p>8,79E-06</text:p>
          </table:table-cell>
        </table:table-row>
        <table:table-row table:style-name="ro1">
          <table:table-cell office:value-type="float" office:value="0.000507197000558932" calcext:value-type="float">
            <text:p>0,000507197</text:p>
          </table:table-cell>
          <table:table-cell office:value-type="float" office:value="0.000376364991772689" calcext:value-type="float">
            <text:p>0,000376365</text:p>
          </table:table-cell>
          <table:table-cell office:value-type="float" office:value="0.0000321677071877322" calcext:value-type="float">
            <text:p>3,22E-05</text:p>
          </table:table-cell>
        </table:table-row>
        <table:table-row table:style-name="ro1">
          <table:table-cell office:value-type="float" office:value="0.000705408749703912" calcext:value-type="float">
            <text:p>0,0007054087</text:p>
          </table:table-cell>
          <table:table-cell office:value-type="float" office:value="0.000475433890100164" calcext:value-type="float">
            <text:p>0,0004754339</text:p>
          </table:table-cell>
          <table:table-cell office:value-type="float" office:value="0.0000697502960948957" calcext:value-type="float">
            <text:p>6,98E-05</text:p>
          </table:table-cell>
        </table:table-row>
        <table:table-row table:style-name="ro1">
          <table:table-cell office:value-type="float" office:value="0.000622137183321603" calcext:value-type="float">
            <text:p>0,0006221372</text:p>
          </table:table-cell>
          <table:table-cell office:value-type="float" office:value="0.000568594080920654" calcext:value-type="float">
            <text:p>0,0005685941</text:p>
          </table:table-cell>
          <table:table-cell office:value-type="float" office:value="0.0000948231295834718" calcext:value-type="float">
            <text:p>9,48E-05</text:p>
          </table:table-cell>
        </table:table-row>
        <table:table-row table:style-name="ro1">
          <table:table-cell office:value-type="float" office:value="0.000531465401867908" calcext:value-type="float">
            <text:p>0,0005314654</text:p>
          </table:table-cell>
          <table:table-cell office:value-type="float" office:value="0.000391889136301298" calcext:value-type="float">
            <text:p>0,0003918891</text:p>
          </table:table-cell>
          <table:table-cell office:value-type="float" office:value="0.0000990935474610149" calcext:value-type="float">
            <text:p>9,91E-05</text:p>
          </table:table-cell>
        </table:table-row>
        <table:table-row table:style-name="ro1">
          <table:table-cell office:value-type="float" office:value="0.000655851015553635" calcext:value-type="float">
            <text:p>0,000655851</text:p>
          </table:table-cell>
          <table:table-cell office:value-type="float" office:value="0.000481023941858243" calcext:value-type="float">
            <text:p>0,0004810239</text:p>
          </table:table-cell>
          <table:table-cell office:value-type="float" office:value="0.0000751514812394492" calcext:value-type="float">
            <text:p>7,52E-05</text:p>
          </table:table-cell>
        </table:table-row>
        <table:table-row table:style-name="ro1">
          <table:table-cell office:value-type="float" office:value="0.000616900272812008" calcext:value-type="float">
            <text:p>0,0006169003</text:p>
          </table:table-cell>
          <table:table-cell office:value-type="float" office:value="0.000459196851855052" calcext:value-type="float">
            <text:p>0,0004591969</text:p>
          </table:table-cell>
          <table:table-cell office:value-type="float" office:value="0.0000676341636113441" calcext:value-type="float">
            <text:p>6,76E-05</text:p>
          </table:table-cell>
        </table:table-row>
        <table:table-row table:style-name="ro1">
          <table:table-cell office:value-type="float" office:value="0.000640269777654828" calcext:value-type="float">
            <text:p>0,0006402698</text:p>
          </table:table-cell>
          <table:table-cell office:value-type="float" office:value="0.000483031615760549" calcext:value-type="float">
            <text:p>0,0004830316</text:p>
          </table:table-cell>
          <table:table-cell office:value-type="float" office:value="0.0000594686986914773" calcext:value-type="float">
            <text:p>5,95E-05</text:p>
          </table:table-cell>
        </table:table-row>
        <table:table-row table:style-name="ro1">
          <table:table-cell office:value-type="float" office:value="0.000777052429645602" calcext:value-type="float">
            <text:p>0,0007770524</text:p>
          </table:table-cell>
          <table:table-cell office:value-type="float" office:value="0.000492480646845977" calcext:value-type="float">
            <text:p>0,0004924806</text:p>
          </table:table-cell>
          <table:table-cell office:value-type="float" office:value="0.0000760832966990434" calcext:value-type="float">
            <text:p>7,61E-05</text:p>
          </table:table-cell>
        </table:table-row>
        <table:table-row table:style-name="ro1">
          <table:table-cell office:value-type="float" office:value="0.000591378317346059" calcext:value-type="float">
            <text:p>0,0005913783</text:p>
          </table:table-cell>
          <table:table-cell office:value-type="float" office:value="0.000446837337519845" calcext:value-type="float">
            <text:p>0,0004468373</text:p>
          </table:table-cell>
          <table:table-cell office:value-type="float" office:value="0.0000935372781598216" calcext:value-type="float">
            <text:p>9,35E-05</text:p>
          </table:table-cell>
        </table:table-row>
        <table:table-row table:style-name="ro1">
          <table:table-cell office:value-type="float" office:value="0.000862752222584211" calcext:value-type="float">
            <text:p>0,0008627522</text:p>
          </table:table-cell>
          <table:table-cell office:value-type="float" office:value="0.000479459201323281" calcext:value-type="float">
            <text:p>0,0004794592</text:p>
          </table:table-cell>
          <table:table-cell office:value-type="float" office:value="0.0000720890789798528" calcext:value-type="float">
            <text:p>7,21E-05</text:p>
          </table:table-cell>
        </table:table-row>
      </table:table>
      <table:table table:name="Feuille2" table:style-name="ta1">
        <table:shapes>
          <draw:frame draw:z-index="0" draw:style-name="gr1" draw:text-style-name="P1" svg:width="159.99mm" svg:height="89.99mm" svg:x="168.06mm" svg:y="1mm">
            <loext:p draw:notify-on-update-of-ranges="Feuille2.A1:Feuille2.A1 Feuille2.A2:Feuille2.A19 Feuille2.B1:Feuille2.B1 Feuille2.B2:Feuille2.B19 Feuille2.C1:Feuille2.C1 Feuille2.C2:Feuille2.C19 Feuille2.D1:Feuille2.D1 Feuille2.D2:Feuille2.D19 Feuille2.E1:Feuille2.E1 Feuille2.E2:Feuille2.E19 Feuille2.F1:Feuille2.F1 Feuille2.F2:Feuille2.F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1 run</text:p>
          </table:table-cell>
          <table:table-cell office:value-type="string" calcext:value-type="string">
            <text:p>1 run + warmup</text:p>
          </table:table-cell>
          <table:table-cell office:value-type="string" calcext:value-type="string">
            <text:p>10 runs</text:p>
          </table:table-cell>
          <table:table-cell office:value-type="string" calcext:value-type="string">
            <text:p>10 runs + warmup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100 runs + warmup</text:p>
          </table:table-cell>
        </table:table-row>
        <table:table-row table:style-name="ro1">
          <table:table-cell office:value-type="float" office:value="0.000976370108243552" calcext:value-type="float">
            <text:p>0,0009763701</text:p>
          </table:table-cell>
          <table:table-cell office:value-type="float" office:value="0.000216173596317681" calcext:value-type="float">
            <text:p>0,0002161736</text:p>
          </table:table-cell>
          <table:table-cell office:value-type="float" office:value="0.000270664978505241" calcext:value-type="float">
            <text:p>0,000270665</text:p>
          </table:table-cell>
          <table:table-cell office:value-type="float" office:value="0.000264239788672321" calcext:value-type="float">
            <text:p>0,0002642398</text:p>
          </table:table-cell>
          <table:table-cell office:value-type="float" office:value="0.0000520098887553402" calcext:value-type="float">
            <text:p>5,20E-05</text:p>
          </table:table-cell>
          <table:table-cell office:value-type="float" office:value="0.0000453129326830676" calcext:value-type="float">
            <text:p>4,53E-05</text:p>
          </table:table-cell>
        </table:table-row>
        <table:table-row table:style-name="ro1">
          <table:table-cell office:value-type="float" office:value="0.000677433446609231" calcext:value-type="float">
            <text:p>0,0006774334</text:p>
          </table:table-cell>
          <table:table-cell office:value-type="float" office:value="0.000497975067671172" calcext:value-type="float">
            <text:p>0,0004979751</text:p>
          </table:table-cell>
          <table:table-cell office:value-type="float" office:value="0.000380020024975651" calcext:value-type="float">
            <text:p>0,00038002</text:p>
          </table:table-cell>
          <table:table-cell office:value-type="float" office:value="0.000242184452292408" calcext:value-type="float">
            <text:p>0,0002421845</text:p>
          </table:table-cell>
          <table:table-cell office:value-type="float" office:value="0.0000568353790783103" calcext:value-type="float">
            <text:p>5,68E-05</text:p>
          </table:table-cell>
          <table:table-cell office:value-type="float" office:value="0.000056456329894333" calcext:value-type="float">
            <text:p>5,65E-05</text:p>
          </table:table-cell>
        </table:table-row>
        <table:table-row table:style-name="ro1">
          <table:table-cell office:value-type="float" office:value="0.000623140859739589" calcext:value-type="float">
            <text:p>0,0006231409</text:p>
          </table:table-cell>
          <table:table-cell office:value-type="float" office:value="0.000539582815959271" calcext:value-type="float">
            <text:p>0,0005395828</text:p>
          </table:table-cell>
          <table:table-cell office:value-type="float" office:value="0.000420748971112445" calcext:value-type="float">
            <text:p>0,000420749</text:p>
          </table:table-cell>
          <table:table-cell office:value-type="float" office:value="0.000285451788045087" calcext:value-type="float">
            <text:p>0,0002854518</text:p>
          </table:table-cell>
          <table:table-cell office:value-type="float" office:value="0.0000588846762472907" calcext:value-type="float">
            <text:p>5,89E-05</text:p>
          </table:table-cell>
          <table:table-cell office:value-type="float" office:value="0.0000546578361641677" calcext:value-type="float">
            <text:p>5,47E-05</text:p>
          </table:table-cell>
        </table:table-row>
        <table:table-row table:style-name="ro1">
          <table:table-cell office:value-type="float" office:value="0.00184942258243245" calcext:value-type="float">
            <text:p>0,0018494226</text:p>
          </table:table-cell>
          <table:table-cell office:value-type="float" office:value="0.00193708903944669" calcext:value-type="float">
            <text:p>0,001937089</text:p>
          </table:table-cell>
          <table:table-cell office:value-type="float" office:value="0.00193736772062723" calcext:value-type="float">
            <text:p>0,0019373677</text:p>
          </table:table-cell>
          <table:table-cell office:value-type="float" office:value="0.00194884943656145" calcext:value-type="float">
            <text:p>0,0019488494</text:p>
          </table:table-cell>
          <table:table-cell table:style-name="Default" office:value-type="float" office:value="0.00193181052498613" calcext:value-type="float">
            <text:p>0,0019318105</text:p>
          </table:table-cell>
          <table:table-cell table:style-name="Default" office:value-type="float" office:value="0.00194529836648167" calcext:value-type="float">
            <text:p>0,0019452984</text:p>
          </table:table-cell>
        </table:table-row>
        <table:table-row table:style-name="ro1">
          <table:table-cell office:value-type="float" office:value="0.000487863129572428" calcext:value-type="float">
            <text:p>0,0004878631</text:p>
          </table:table-cell>
          <table:table-cell office:value-type="float" office:value="0.000569948578581922" calcext:value-type="float">
            <text:p>0,0005699486</text:p>
          </table:table-cell>
          <table:table-cell office:value-type="float" office:value="0.000342429288237685" calcext:value-type="float">
            <text:p>0,0003424293</text:p>
          </table:table-cell>
          <table:table-cell office:value-type="float" office:value="0.000199048925629668" calcext:value-type="float">
            <text:p>0,0001990489</text:p>
          </table:table-cell>
          <table:table-cell office:value-type="float" office:value="0.0000614413928154353" calcext:value-type="float">
            <text:p>6,14E-05</text:p>
          </table:table-cell>
          <table:table-cell office:value-type="float" office:value="0.0000570292505033831" calcext:value-type="float">
            <text:p>5,70E-05</text:p>
          </table:table-cell>
        </table:table-row>
        <table:table-row table:style-name="ro1">
          <table:table-cell office:value-type="float" office:value="0.000545092257304009" calcext:value-type="float">
            <text:p>0,0005450923</text:p>
          </table:table-cell>
          <table:table-cell office:value-type="float" office:value="0.000572351878750362" calcext:value-type="float">
            <text:p>0,0005723519</text:p>
          </table:table-cell>
          <table:table-cell office:value-type="float" office:value="0.000428237331182407" calcext:value-type="float">
            <text:p>0,0004282373</text:p>
          </table:table-cell>
          <table:table-cell office:value-type="float" office:value="0.000313749909365422" calcext:value-type="float">
            <text:p>0,0003137499</text:p>
          </table:table-cell>
          <table:table-cell office:value-type="float" office:value="0.0000562273569801702" calcext:value-type="float">
            <text:p>5,62E-05</text:p>
          </table:table-cell>
          <table:table-cell office:value-type="float" office:value="0.0000587453741068897" calcext:value-type="float">
            <text:p>5,87E-05</text:p>
          </table:table-cell>
        </table:table-row>
        <table:table-row table:style-name="ro1">
          <table:table-cell office:value-type="float" office:value="0.000587524219512917" calcext:value-type="float">
            <text:p>0,0005875242</text:p>
          </table:table-cell>
          <table:table-cell office:value-type="float" office:value="0.000530284040130503" calcext:value-type="float">
            <text:p>0,000530284</text:p>
          </table:table-cell>
          <table:table-cell office:value-type="float" office:value="0.000423404608373597" calcext:value-type="float">
            <text:p>0,0004234046</text:p>
          </table:table-cell>
          <table:table-cell office:value-type="float" office:value="0.000294299969071481" calcext:value-type="float">
            <text:p>0,0002943</text:p>
          </table:table-cell>
          <table:table-cell office:value-type="float" office:value="0.0000782834731031321" calcext:value-type="float">
            <text:p>7,83E-05</text:p>
          </table:table-cell>
          <table:table-cell office:value-type="float" office:value="0.0000673422391602231" calcext:value-type="float">
            <text:p>6,73E-05</text:p>
          </table:table-cell>
        </table:table-row>
        <table:table-row table:style-name="ro1">
          <table:table-cell office:value-type="float" office:value="0.000581970185447501" calcext:value-type="float">
            <text:p>0,0005819702</text:p>
          </table:table-cell>
          <table:table-cell office:value-type="float" office:value="0.000429709699265531" calcext:value-type="float">
            <text:p>0,0004297097</text:p>
          </table:table-cell>
          <table:table-cell office:value-type="float" office:value="0.000382858901920214" calcext:value-type="float">
            <text:p>0,0003828589</text:p>
          </table:table-cell>
          <table:table-cell office:value-type="float" office:value="0.000292928448187781" calcext:value-type="float">
            <text:p>0,0002929284</text:p>
          </table:table-cell>
          <table:table-cell table:style-name="Default" office:value-type="float" office:value="0.00013608205867028" calcext:value-type="float">
            <text:p>0,0001360821</text:p>
          </table:table-cell>
          <table:table-cell table:style-name="Default" office:value-type="float" office:value="0.000135190542864555" calcext:value-type="float">
            <text:p>0,0001351905</text:p>
          </table:table-cell>
        </table:table-row>
        <table:table-row table:style-name="ro1">
          <table:table-cell office:value-type="float" office:value="0.000631275881876554" calcext:value-type="float">
            <text:p>0,0006312759</text:p>
          </table:table-cell>
          <table:table-cell office:value-type="float" office:value="0.000510346881516429" calcext:value-type="float">
            <text:p>0,0005103469</text:p>
          </table:table-cell>
          <table:table-cell office:value-type="float" office:value="0.000415681066938577" calcext:value-type="float">
            <text:p>0,0004156811</text:p>
          </table:table-cell>
          <table:table-cell office:value-type="float" office:value="0.000278351446099357" calcext:value-type="float">
            <text:p>0,0002783514</text:p>
          </table:table-cell>
          <table:table-cell office:value-type="float" office:value="0.0000577373001295797" calcext:value-type="float">
            <text:p>5,77E-05</text:p>
          </table:table-cell>
          <table:table-cell office:value-type="float" office:value="0.0000386044397844282" calcext:value-type="float">
            <text:p>3,86E-05</text:p>
          </table:table-cell>
        </table:table-row>
        <table:table-row table:style-name="ro1">
          <table:table-cell office:value-type="float" office:value="0.000267871845066607" calcext:value-type="float">
            <text:p>0,0002678718</text:p>
          </table:table-cell>
          <table:table-cell office:value-type="float" office:value="0.00026278886843966" calcext:value-type="float">
            <text:p>0,0002627889</text:p>
          </table:table-cell>
          <table:table-cell office:value-type="float" office:value="0.000203028426489995" calcext:value-type="float">
            <text:p>0,0002030284</text:p>
          </table:table-cell>
          <table:table-cell office:value-type="float" office:value="0.000114094894109631" calcext:value-type="float">
            <text:p>0,0001140949</text:p>
          </table:table-cell>
          <table:table-cell office:value-type="float" office:value="0.0000599639019238064" calcext:value-type="float">
            <text:p>6,00E-05</text:p>
          </table:table-cell>
          <table:table-cell office:value-type="float" office:value="0.0000605856740776031" calcext:value-type="float">
            <text:p>6,06E-05</text:p>
          </table:table-cell>
        </table:table-row>
        <table:table-row table:style-name="ro1">
          <table:table-cell office:value-type="float" office:value="0.000488118163183905" calcext:value-type="float">
            <text:p>0,0004881182</text:p>
          </table:table-cell>
          <table:table-cell office:value-type="float" office:value="0.00039306144291848" calcext:value-type="float">
            <text:p>0,0003930614</text:p>
          </table:table-cell>
          <table:table-cell office:value-type="float" office:value="0.000297605760419901" calcext:value-type="float">
            <text:p>0,0002976058</text:p>
          </table:table-cell>
          <table:table-cell office:value-type="float" office:value="0.000193513955239875" calcext:value-type="float">
            <text:p>0,000193514</text:p>
          </table:table-cell>
          <table:table-cell office:value-type="float" office:value="0.0000894759882425725" calcext:value-type="float">
            <text:p>8,95E-05</text:p>
          </table:table-cell>
          <table:table-cell office:value-type="float" office:value="0.0000735933516297369" calcext:value-type="float">
            <text:p>7,36E-05</text:p>
          </table:table-cell>
        </table:table-row>
        <table:table-row table:style-name="ro1">
          <table:table-cell office:value-type="float" office:value="0.000189571888141535" calcext:value-type="float">
            <text:p>0,0001895719</text:p>
          </table:table-cell>
          <table:table-cell table:style-name="ce1" office:value-type="float" office:value="0.0000728411497661964" calcext:value-type="float">
            <text:p>7,28E-05</text:p>
          </table:table-cell>
          <table:table-cell table:style-name="ce1" office:value-type="float" office:value="0.0000491369879170561" calcext:value-type="float">
            <text:p>4,91E-05</text:p>
          </table:table-cell>
          <table:table-cell office:value-type="float" office:value="0.000105792023294333" calcext:value-type="float">
            <text:p>0,000105792</text:p>
          </table:table-cell>
          <table:table-cell table:style-name="Default" office:value-type="float" office:value="0.000412325547421166" calcext:value-type="float">
            <text:p>0,0004123255</text:p>
          </table:table-cell>
          <table:table-cell table:style-name="Default" office:value-type="float" office:value="0.000133881962214622" calcext:value-type="float">
            <text:p>0,000133882</text:p>
          </table:table-cell>
        </table:table-row>
        <table:table-row table:style-name="ro1">
          <table:table-cell office:value-type="float" office:value="0.000409143388337029" calcext:value-type="float">
            <text:p>0,0004091434</text:p>
          </table:table-cell>
          <table:table-cell office:value-type="float" office:value="0.00043015314169769" calcext:value-type="float">
            <text:p>0,0004301531</text:p>
          </table:table-cell>
          <table:table-cell office:value-type="float" office:value="0.000290262653284615" calcext:value-type="float">
            <text:p>0,0002902627</text:p>
          </table:table-cell>
          <table:table-cell office:value-type="float" office:value="0.000185839155505419" calcext:value-type="float">
            <text:p>0,0001858392</text:p>
          </table:table-cell>
          <table:table-cell office:value-type="float" office:value="0.0000371397708903482" calcext:value-type="float">
            <text:p>3,71E-05</text:p>
          </table:table-cell>
          <table:table-cell office:value-type="float" office:value="0.0000377515854726687" calcext:value-type="float">
            <text:p>3,78E-05</text:p>
          </table:table-cell>
        </table:table-row>
        <table:table-row table:style-name="ro1">
          <table:table-cell office:value-type="float" office:value="0.000513075999818565" calcext:value-type="float">
            <text:p>0,000513076</text:p>
          </table:table-cell>
          <table:table-cell office:value-type="float" office:value="0.000521153103545897" calcext:value-type="float">
            <text:p>0,0005211531</text:p>
          </table:table-cell>
          <table:table-cell office:value-type="float" office:value="0.000460552462873173" calcext:value-type="float">
            <text:p>0,0004605525</text:p>
          </table:table-cell>
          <table:table-cell office:value-type="float" office:value="0.000257720593074586" calcext:value-type="float">
            <text:p>0,0002577206</text:p>
          </table:table-cell>
          <table:table-cell office:value-type="float" office:value="0.0000540119185934057" calcext:value-type="float">
            <text:p>5,40E-05</text:p>
          </table:table-cell>
          <table:table-cell office:value-type="float" office:value="0.000055245887593242" calcext:value-type="float">
            <text:p>5,52E-05</text:p>
          </table:table-cell>
        </table:table-row>
        <table:table-row table:style-name="ro1">
          <table:table-cell office:value-type="float" office:value="0.000636210748386494" calcext:value-type="float">
            <text:p>0,0006362107</text:p>
          </table:table-cell>
          <table:table-cell office:value-type="float" office:value="0.000521502671642323" calcext:value-type="float">
            <text:p>0,0005215027</text:p>
          </table:table-cell>
          <table:table-cell office:value-type="float" office:value="0.000413504007648973" calcext:value-type="float">
            <text:p>0,000413504</text:p>
          </table:table-cell>
          <table:table-cell office:value-type="float" office:value="0.000279202154868368" calcext:value-type="float">
            <text:p>0,0002792022</text:p>
          </table:table-cell>
          <table:table-cell office:value-type="float" office:value="0.0000562850646716105" calcext:value-type="float">
            <text:p>5,63E-05</text:p>
          </table:table-cell>
          <table:table-cell office:value-type="float" office:value="0.0000977126415533732" calcext:value-type="float">
            <text:p>9,77E-05</text:p>
          </table:table-cell>
        </table:table-row>
        <table:table-row table:style-name="ro1">
          <table:table-cell office:value-type="float" office:value="0.0007005991880112" calcext:value-type="float">
            <text:p>0,0007005992</text:p>
          </table:table-cell>
          <table:table-cell office:value-type="float" office:value="0.000589991361270836" calcext:value-type="float">
            <text:p>0,0005899914</text:p>
          </table:table-cell>
          <table:table-cell office:value-type="float" office:value="0.000394900216781899" calcext:value-type="float">
            <text:p>0,0003949002</text:p>
          </table:table-cell>
          <table:table-cell office:value-type="float" office:value="0.000262754918099975" calcext:value-type="float">
            <text:p>0,0002627549</text:p>
          </table:table-cell>
          <table:table-cell office:value-type="float" office:value="0.0000645277841911906" calcext:value-type="float">
            <text:p>6,45E-05</text:p>
          </table:table-cell>
          <table:table-cell office:value-type="float" office:value="0.0000656054943501357" calcext:value-type="float">
            <text:p>6,56E-05</text:p>
          </table:table-cell>
        </table:table-row>
        <table:table-row table:style-name="ro1">
          <table:table-cell table:style-name="ce1" office:value-type="float" office:value="0.0000732258112727774" calcext:value-type="float">
            <text:p>7,32E-05</text:p>
          </table:table-cell>
          <table:table-cell table:style-name="ce1" office:value-type="float" office:value="0.0000340501131852612" calcext:value-type="float">
            <text:p>3,41E-05</text:p>
          </table:table-cell>
          <table:table-cell table:style-name="ce1" office:value-type="float" office:value="0.0000273719216461859" calcext:value-type="float">
            <text:p>2,74E-05</text:p>
          </table:table-cell>
          <table:table-cell table:style-name="ce1" office:value-type="float" office:value="0.0000294847129872372" calcext:value-type="float">
            <text:p>2,95E-05</text:p>
          </table:table-cell>
          <table:table-cell office:value-type="float" office:value="0.0000507770663740026" calcext:value-type="float">
            <text:p>5,08E-05</text:p>
          </table:table-cell>
          <table:table-cell office:value-type="float" office:value="0.0000372640819276598" calcext:value-type="float">
            <text:p>3,73E-05</text:p>
          </table:table-cell>
        </table:table-row>
        <table:table-row table:style-name="ro1">
          <table:table-cell office:value-type="float" office:value="0.000202803007653835" calcext:value-type="float">
            <text:p>0,000202803</text:p>
          </table:table-cell>
          <table:table-cell table:style-name="ce1" office:value-type="float" office:value="0.0000986020006167926" calcext:value-type="float">
            <text:p>9,86E-05</text:p>
          </table:table-cell>
          <table:table-cell office:value-type="float" office:value="0.000123417960706002" calcext:value-type="float">
            <text:p>0,000123418</text:p>
          </table:table-cell>
          <table:table-cell table:style-name="ce1" office:value-type="float" office:value="0.000098220446482542" calcext:value-type="float">
            <text:p>9,82E-05</text:p>
          </table:table-cell>
          <table:table-cell office:value-type="float" office:value="0.000089654366960392" calcext:value-type="float">
            <text:p>8,97E-05</text:p>
          </table:table-cell>
          <table:table-cell office:value-type="float" office:value="0.0000823732942681434" calcext:value-type="float">
            <text:p>8,24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6:43:09.909563564</meta:creation-date>
    <dc:date>2016-12-23T06:56:51.275321294</dc:date>
    <meta:editing-duration>PT13M42S</meta:editing-duration>
    <meta:editing-cycles>1</meta:editing-cycles>
    <meta:document-statistic meta:table-count="2" meta:cell-count="159" meta:object-count="2"/>
    <meta:generator>LibreOffice/5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31cm" svg:y="3.705cm" style:legend-expansion="high" chart:style-name="ch2"/>
        <chart:plot-area chart:style-name="ch3" table:cell-range-address="Feuille1.A1:Feuille1.C15" chart:data-source-has-labels="row" svg:x="0.319cm" svg:y="0.18cm" svg:width="12.693cm" svg:height="8.645cm">
          <chartooo:coordinate-region svg:x="1.602cm" svg:y="0.379cm" svg:width="11.22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15" chart:label-cell-address="Feuille1.A1:Feuille1.A1" chart:class="chart:line">
            <chart:data-point chart:repeated="14"/>
          </chart:series>
          <chart:series chart:style-name="ch7" chart:values-cell-range-address="Feuille1.B2:Feuille1.B15" chart:label-cell-address="Feuille1.B1:Feuille1.B1" chart:class="chart:line">
            <chart:data-point chart:repeated="14"/>
          </chart:series>
          <chart:series chart:style-name="ch8" chart:values-cell-range-address="Feuille1.C2:Feuille1.C15" chart:label-cell-address="Feuille1.C1:Feuille1.C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un</text:p>
                <draw:g>
                  <svg:desc>Feuille1.A1:Feuille1.A1</svg:desc>
                </draw:g>
              </table:table-cell>
              <table:table-cell office:value-type="string">
                <text:p>10 runs</text:p>
                <draw:g>
                  <svg:desc>Feuille1.B1:Feuille1.B1</svg:desc>
                </draw:g>
              </table:table-cell>
              <table:table-cell office:value-type="string">
                <text:p>100 runs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31729371373098">
                <text:p>0.000631729371373098</text:p>
                <draw:g>
                  <svg:desc>Feuille1.A2:Feuille1.A15</svg:desc>
                </draw:g>
              </table:table-cell>
              <table:table-cell office:value-type="float" office:value="0.000484010879146338">
                <text:p>0.000484010879146338</text:p>
                <draw:g>
                  <svg:desc>Feuille1.B2:Feuille1.B15</svg:desc>
                </draw:g>
              </table:table-cell>
              <table:table-cell office:value-type="float" office:value="0.000142191268218746">
                <text:p>0.000142191268218746</text:p>
                <draw:g>
                  <svg:desc>Feuille1.C2:Feuille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84274065487999">
                <text:p>0.000584274065487999</text:p>
              </table:table-cell>
              <table:table-cell office:value-type="float" office:value="0.000376513446109022">
                <text:p>0.000376513446109022</text:p>
              </table:table-cell>
              <table:table-cell office:value-type="float" office:value="0.0000369535259638572">
                <text:p>0.000036953525963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25088693193426">
                <text:p>0.000625088693193426</text:p>
              </table:table-cell>
              <table:table-cell office:value-type="float" office:value="0.000478273409042603">
                <text:p>0.000478273409042603</text:p>
              </table:table-cell>
              <table:table-cell office:value-type="float" office:value="0.0000699059617923973">
                <text:p>0.0000699059617923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08316660104165">
                <text:p>0.000208316660104165</text:p>
              </table:table-cell>
              <table:table-cell office:value-type="float" office:value="0.00013856860563238">
                <text:p>0.00013856860563238</text:p>
              </table:table-cell>
              <table:table-cell office:value-type="float" office:value="0.0000087939684236294">
                <text:p>0.0000087939684236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07197000558932">
                <text:p>0.000507197000558932</text:p>
              </table:table-cell>
              <table:table-cell office:value-type="float" office:value="0.000376364991772689">
                <text:p>0.000376364991772689</text:p>
              </table:table-cell>
              <table:table-cell office:value-type="float" office:value="0.0000321677071877322">
                <text:p>0.0000321677071877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05408749703912">
                <text:p>0.000705408749703912</text:p>
              </table:table-cell>
              <table:table-cell office:value-type="float" office:value="0.000475433890100164">
                <text:p>0.000475433890100164</text:p>
              </table:table-cell>
              <table:table-cell office:value-type="float" office:value="0.0000697502960948957">
                <text:p>0.0000697502960948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22137183321603">
                <text:p>0.000622137183321603</text:p>
              </table:table-cell>
              <table:table-cell office:value-type="float" office:value="0.000568594080920654">
                <text:p>0.000568594080920654</text:p>
              </table:table-cell>
              <table:table-cell office:value-type="float" office:value="0.0000948231295834718">
                <text:p>0.0000948231295834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31465401867908">
                <text:p>0.000531465401867908</text:p>
              </table:table-cell>
              <table:table-cell office:value-type="float" office:value="0.000391889136301298">
                <text:p>0.000391889136301298</text:p>
              </table:table-cell>
              <table:table-cell office:value-type="float" office:value="0.0000990935474610149">
                <text:p>0.0000990935474610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55851015553635">
                <text:p>0.000655851015553635</text:p>
              </table:table-cell>
              <table:table-cell office:value-type="float" office:value="0.000481023941858243">
                <text:p>0.000481023941858243</text:p>
              </table:table-cell>
              <table:table-cell office:value-type="float" office:value="0.0000751514812394492">
                <text:p>0.0000751514812394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16900272812008">
                <text:p>0.000616900272812008</text:p>
              </table:table-cell>
              <table:table-cell office:value-type="float" office:value="0.000459196851855052">
                <text:p>0.000459196851855052</text:p>
              </table:table-cell>
              <table:table-cell office:value-type="float" office:value="0.0000676341636113441">
                <text:p>0.0000676341636113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40269777654828">
                <text:p>0.000640269777654828</text:p>
              </table:table-cell>
              <table:table-cell office:value-type="float" office:value="0.000483031615760549">
                <text:p>0.000483031615760549</text:p>
              </table:table-cell>
              <table:table-cell office:value-type="float" office:value="0.0000594686986914773">
                <text:p>0.0000594686986914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77052429645602">
                <text:p>0.000777052429645602</text:p>
              </table:table-cell>
              <table:table-cell office:value-type="float" office:value="0.000492480646845977">
                <text:p>0.000492480646845977</text:p>
              </table:table-cell>
              <table:table-cell office:value-type="float" office:value="0.0000760832966990434">
                <text:p>0.0000760832966990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91378317346059">
                <text:p>0.000591378317346059</text:p>
              </table:table-cell>
              <table:table-cell office:value-type="float" office:value="0.000446837337519845">
                <text:p>0.000446837337519845</text:p>
              </table:table-cell>
              <table:table-cell office:value-type="float" office:value="0.0000935372781598216">
                <text:p>0.0000935372781598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862752222584211">
                <text:p>0.000862752222584211</text:p>
              </table:table-cell>
              <table:table-cell office:value-type="float" office:value="0.000479459201323281">
                <text:p>0.000479459201323281</text:p>
              </table:table-cell>
              <table:table-cell office:value-type="float" office:value="0.0000720890789798528">
                <text:p>0.0000720890789798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19cm" svg:y="2.956cm" style:legend-expansion="high" chart:style-name="ch2"/>
        <chart:plot-area chart:style-name="ch3" table:cell-range-address="Feuille2.A1:Feuille2.F19" chart:data-source-has-labels="row" svg:x="0.32cm" svg:y="0.18cm" svg:width="11.079cm" svg:height="8.64cm">
          <chartooo:coordinate-region svg:x="1.603cm" svg:y="0.379cm" svg:width="9.6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A2:Feuille2.A19" chart:label-cell-address="Feuille2.A1:Feuille2.A1" chart:class="chart:line">
            <chart:data-point chart:repeated="18"/>
          </chart:series>
          <chart:series chart:style-name="ch7" chart:values-cell-range-address="Feuille2.B2:Feuille2.B19" chart:label-cell-address="Feuille2.B1:Feuille2.B1" chart:class="chart:line">
            <chart:data-point chart:repeated="18"/>
          </chart:series>
          <chart:series chart:style-name="ch8" chart:values-cell-range-address="Feuille2.C2:Feuille2.C19" chart:label-cell-address="Feuille2.C1:Feuille2.C1" chart:class="chart:line">
            <chart:data-point chart:repeated="18"/>
          </chart:series>
          <chart:series chart:style-name="ch9" chart:values-cell-range-address="Feuille2.D2:Feuille2.D19" chart:label-cell-address="Feuille2.D1:Feuille2.D1" chart:class="chart:line">
            <chart:data-point chart:repeated="18"/>
          </chart:series>
          <chart:series chart:style-name="ch10" chart:values-cell-range-address="Feuille2.E2:Feuille2.E19" chart:label-cell-address="Feuille2.E1:Feuille2.E1" chart:class="chart:line">
            <chart:data-point chart:repeated="18"/>
          </chart:series>
          <chart:series chart:style-name="ch11" chart:values-cell-range-address="Feuille2.F2:Feuille2.F19" chart:label-cell-address="Feuille2.F1:Feuille2.F1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un</text:p>
                <draw:g>
                  <svg:desc>Feuille2.A1:Feuille2.A1</svg:desc>
                </draw:g>
              </table:table-cell>
              <table:table-cell office:value-type="string">
                <text:p>1 run + warmup</text:p>
                <draw:g>
                  <svg:desc>Feuille2.B1:Feuille2.B1</svg:desc>
                </draw:g>
              </table:table-cell>
              <table:table-cell office:value-type="string">
                <text:p>10 runs</text:p>
                <draw:g>
                  <svg:desc>Feuille2.C1:Feuille2.C1</svg:desc>
                </draw:g>
              </table:table-cell>
              <table:table-cell office:value-type="string">
                <text:p>10 runs + warmup</text:p>
                <draw:g>
                  <svg:desc>Feuille2.D1:Feuille2.D1</svg:desc>
                </draw:g>
              </table:table-cell>
              <table:table-cell office:value-type="string">
                <text:p>100 runs</text:p>
                <draw:g>
                  <svg:desc>Feuille2.E1:Feuille2.E1</svg:desc>
                </draw:g>
              </table:table-cell>
              <table:table-cell office:value-type="string">
                <text:p>100 runs + warmup</text:p>
                <draw:g>
                  <svg:desc>Feuille2.F1:Feui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76370108243552">
                <text:p>0.000976370108243552</text:p>
                <draw:g>
                  <svg:desc>Feuille2.A2:Feuille2.A19</svg:desc>
                </draw:g>
              </table:table-cell>
              <table:table-cell office:value-type="float" office:value="0.000216173596317681">
                <text:p>0.000216173596317681</text:p>
                <draw:g>
                  <svg:desc>Feuille2.B2:Feuille2.B19</svg:desc>
                </draw:g>
              </table:table-cell>
              <table:table-cell office:value-type="float" office:value="0.000270664978505241">
                <text:p>0.000270664978505241</text:p>
                <draw:g>
                  <svg:desc>Feuille2.C2:Feuille2.C19</svg:desc>
                </draw:g>
              </table:table-cell>
              <table:table-cell office:value-type="float" office:value="0.000264239788672321">
                <text:p>0.000264239788672321</text:p>
                <draw:g>
                  <svg:desc>Feuille2.D2:Feuille2.D19</svg:desc>
                </draw:g>
              </table:table-cell>
              <table:table-cell office:value-type="float" office:value="0.0000520098887553402">
                <text:p>0.0000520098887553402</text:p>
                <draw:g>
                  <svg:desc>Feuille2.E2:Feuille2.E19</svg:desc>
                </draw:g>
              </table:table-cell>
              <table:table-cell office:value-type="float" office:value="0.0000453129326830676">
                <text:p>0.0000453129326830676</text:p>
                <draw:g>
                  <svg:desc>Feuille2.F2:Feuille2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77433446609231">
                <text:p>0.000677433446609231</text:p>
              </table:table-cell>
              <table:table-cell office:value-type="float" office:value="0.000497975067671172">
                <text:p>0.000497975067671172</text:p>
              </table:table-cell>
              <table:table-cell office:value-type="float" office:value="0.000380020024975651">
                <text:p>0.000380020024975651</text:p>
              </table:table-cell>
              <table:table-cell office:value-type="float" office:value="0.000242184452292408">
                <text:p>0.000242184452292408</text:p>
              </table:table-cell>
              <table:table-cell office:value-type="float" office:value="0.0000568353790783103">
                <text:p>0.0000568353790783103</text:p>
              </table:table-cell>
              <table:table-cell office:value-type="float" office:value="0.000056456329894333">
                <text:p>0.000056456329894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23140859739589">
                <text:p>0.000623140859739589</text:p>
              </table:table-cell>
              <table:table-cell office:value-type="float" office:value="0.000539582815959271">
                <text:p>0.000539582815959271</text:p>
              </table:table-cell>
              <table:table-cell office:value-type="float" office:value="0.000420748971112445">
                <text:p>0.000420748971112445</text:p>
              </table:table-cell>
              <table:table-cell office:value-type="float" office:value="0.000285451788045087">
                <text:p>0.000285451788045087</text:p>
              </table:table-cell>
              <table:table-cell office:value-type="float" office:value="0.0000588846762472907">
                <text:p>0.0000588846762472907</text:p>
              </table:table-cell>
              <table:table-cell office:value-type="float" office:value="0.0000546578361641677">
                <text:p>0.0000546578361641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84942258243245">
                <text:p>0.00184942258243245</text:p>
              </table:table-cell>
              <table:table-cell office:value-type="float" office:value="0.00193708903944669">
                <text:p>0.00193708903944669</text:p>
              </table:table-cell>
              <table:table-cell office:value-type="float" office:value="0.00193736772062723">
                <text:p>0.00193736772062723</text:p>
              </table:table-cell>
              <table:table-cell office:value-type="float" office:value="0.00194884943656145">
                <text:p>0.00194884943656145</text:p>
              </table:table-cell>
              <table:table-cell office:value-type="float" office:value="0.00193181052498613">
                <text:p>0.00193181052498613</text:p>
              </table:table-cell>
              <table:table-cell office:value-type="float" office:value="0.00194529836648167">
                <text:p>0.00194529836648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87863129572428">
                <text:p>0.000487863129572428</text:p>
              </table:table-cell>
              <table:table-cell office:value-type="float" office:value="0.000569948578581922">
                <text:p>0.000569948578581922</text:p>
              </table:table-cell>
              <table:table-cell office:value-type="float" office:value="0.000342429288237685">
                <text:p>0.000342429288237685</text:p>
              </table:table-cell>
              <table:table-cell office:value-type="float" office:value="0.000199048925629668">
                <text:p>0.000199048925629668</text:p>
              </table:table-cell>
              <table:table-cell office:value-type="float" office:value="0.0000614413928154353">
                <text:p>0.0000614413928154353</text:p>
              </table:table-cell>
              <table:table-cell office:value-type="float" office:value="0.0000570292505033831">
                <text:p>0.0000570292505033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45092257304009">
                <text:p>0.000545092257304009</text:p>
              </table:table-cell>
              <table:table-cell office:value-type="float" office:value="0.000572351878750362">
                <text:p>0.000572351878750362</text:p>
              </table:table-cell>
              <table:table-cell office:value-type="float" office:value="0.000428237331182407">
                <text:p>0.000428237331182407</text:p>
              </table:table-cell>
              <table:table-cell office:value-type="float" office:value="0.000313749909365422">
                <text:p>0.000313749909365422</text:p>
              </table:table-cell>
              <table:table-cell office:value-type="float" office:value="0.0000562273569801702">
                <text:p>0.0000562273569801702</text:p>
              </table:table-cell>
              <table:table-cell office:value-type="float" office:value="0.0000587453741068897">
                <text:p>0.0000587453741068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87524219512917">
                <text:p>0.000587524219512917</text:p>
              </table:table-cell>
              <table:table-cell office:value-type="float" office:value="0.000530284040130503">
                <text:p>0.000530284040130503</text:p>
              </table:table-cell>
              <table:table-cell office:value-type="float" office:value="0.000423404608373597">
                <text:p>0.000423404608373597</text:p>
              </table:table-cell>
              <table:table-cell office:value-type="float" office:value="0.000294299969071481">
                <text:p>0.000294299969071481</text:p>
              </table:table-cell>
              <table:table-cell office:value-type="float" office:value="0.0000782834731031321">
                <text:p>0.0000782834731031321</text:p>
              </table:table-cell>
              <table:table-cell office:value-type="float" office:value="0.0000673422391602231">
                <text:p>0.0000673422391602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81970185447501">
                <text:p>0.000581970185447501</text:p>
              </table:table-cell>
              <table:table-cell office:value-type="float" office:value="0.000429709699265531">
                <text:p>0.000429709699265531</text:p>
              </table:table-cell>
              <table:table-cell office:value-type="float" office:value="0.000382858901920214">
                <text:p>0.000382858901920214</text:p>
              </table:table-cell>
              <table:table-cell office:value-type="float" office:value="0.000292928448187781">
                <text:p>0.000292928448187781</text:p>
              </table:table-cell>
              <table:table-cell office:value-type="float" office:value="0.00013608205867028">
                <text:p>0.00013608205867028</text:p>
              </table:table-cell>
              <table:table-cell office:value-type="float" office:value="0.000135190542864555">
                <text:p>0.000135190542864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31275881876554">
                <text:p>0.000631275881876554</text:p>
              </table:table-cell>
              <table:table-cell office:value-type="float" office:value="0.000510346881516429">
                <text:p>0.000510346881516429</text:p>
              </table:table-cell>
              <table:table-cell office:value-type="float" office:value="0.000415681066938577">
                <text:p>0.000415681066938577</text:p>
              </table:table-cell>
              <table:table-cell office:value-type="float" office:value="0.000278351446099357">
                <text:p>0.000278351446099357</text:p>
              </table:table-cell>
              <table:table-cell office:value-type="float" office:value="0.0000577373001295797">
                <text:p>0.0000577373001295797</text:p>
              </table:table-cell>
              <table:table-cell office:value-type="float" office:value="0.0000386044397844282">
                <text:p>0.0000386044397844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67871845066607">
                <text:p>0.000267871845066607</text:p>
              </table:table-cell>
              <table:table-cell office:value-type="float" office:value="0.00026278886843966">
                <text:p>0.00026278886843966</text:p>
              </table:table-cell>
              <table:table-cell office:value-type="float" office:value="0.000203028426489995">
                <text:p>0.000203028426489995</text:p>
              </table:table-cell>
              <table:table-cell office:value-type="float" office:value="0.000114094894109631">
                <text:p>0.000114094894109631</text:p>
              </table:table-cell>
              <table:table-cell office:value-type="float" office:value="0.0000599639019238064">
                <text:p>0.0000599639019238064</text:p>
              </table:table-cell>
              <table:table-cell office:value-type="float" office:value="0.0000605856740776031">
                <text:p>0.0000605856740776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88118163183905">
                <text:p>0.000488118163183905</text:p>
              </table:table-cell>
              <table:table-cell office:value-type="float" office:value="0.00039306144291848">
                <text:p>0.00039306144291848</text:p>
              </table:table-cell>
              <table:table-cell office:value-type="float" office:value="0.000297605760419901">
                <text:p>0.000297605760419901</text:p>
              </table:table-cell>
              <table:table-cell office:value-type="float" office:value="0.000193513955239875">
                <text:p>0.000193513955239875</text:p>
              </table:table-cell>
              <table:table-cell office:value-type="float" office:value="0.0000894759882425725">
                <text:p>0.0000894759882425725</text:p>
              </table:table-cell>
              <table:table-cell office:value-type="float" office:value="0.0000735933516297369">
                <text:p>0.0000735933516297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89571888141535">
                <text:p>0.000189571888141535</text:p>
              </table:table-cell>
              <table:table-cell office:value-type="float" office:value="0.0000728411497661964">
                <text:p>0.0000728411497661964</text:p>
              </table:table-cell>
              <table:table-cell office:value-type="float" office:value="0.0000491369879170561">
                <text:p>0.0000491369879170561</text:p>
              </table:table-cell>
              <table:table-cell office:value-type="float" office:value="0.000105792023294333">
                <text:p>0.000105792023294333</text:p>
              </table:table-cell>
              <table:table-cell office:value-type="float" office:value="0.000412325547421166">
                <text:p>0.000412325547421166</text:p>
              </table:table-cell>
              <table:table-cell office:value-type="float" office:value="0.000133881962214622">
                <text:p>0.000133881962214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09143388337029">
                <text:p>0.000409143388337029</text:p>
              </table:table-cell>
              <table:table-cell office:value-type="float" office:value="0.00043015314169769">
                <text:p>0.00043015314169769</text:p>
              </table:table-cell>
              <table:table-cell office:value-type="float" office:value="0.000290262653284615">
                <text:p>0.000290262653284615</text:p>
              </table:table-cell>
              <table:table-cell office:value-type="float" office:value="0.000185839155505419">
                <text:p>0.000185839155505419</text:p>
              </table:table-cell>
              <table:table-cell office:value-type="float" office:value="0.0000371397708903482">
                <text:p>0.0000371397708903482</text:p>
              </table:table-cell>
              <table:table-cell office:value-type="float" office:value="0.0000377515854726687">
                <text:p>0.0000377515854726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13075999818565">
                <text:p>0.000513075999818565</text:p>
              </table:table-cell>
              <table:table-cell office:value-type="float" office:value="0.000521153103545897">
                <text:p>0.000521153103545897</text:p>
              </table:table-cell>
              <table:table-cell office:value-type="float" office:value="0.000460552462873173">
                <text:p>0.000460552462873173</text:p>
              </table:table-cell>
              <table:table-cell office:value-type="float" office:value="0.000257720593074586">
                <text:p>0.000257720593074586</text:p>
              </table:table-cell>
              <table:table-cell office:value-type="float" office:value="0.0000540119185934057">
                <text:p>0.0000540119185934057</text:p>
              </table:table-cell>
              <table:table-cell office:value-type="float" office:value="0.000055245887593242">
                <text:p>0.000055245887593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36210748386494">
                <text:p>0.000636210748386494</text:p>
              </table:table-cell>
              <table:table-cell office:value-type="float" office:value="0.000521502671642323">
                <text:p>0.000521502671642323</text:p>
              </table:table-cell>
              <table:table-cell office:value-type="float" office:value="0.000413504007648973">
                <text:p>0.000413504007648973</text:p>
              </table:table-cell>
              <table:table-cell office:value-type="float" office:value="0.000279202154868368">
                <text:p>0.000279202154868368</text:p>
              </table:table-cell>
              <table:table-cell office:value-type="float" office:value="0.0000562850646716105">
                <text:p>0.0000562850646716105</text:p>
              </table:table-cell>
              <table:table-cell office:value-type="float" office:value="0.0000977126415533732">
                <text:p>0.0000977126415533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7005991880112">
                <text:p>0.0007005991880112</text:p>
              </table:table-cell>
              <table:table-cell office:value-type="float" office:value="0.000589991361270836">
                <text:p>0.000589991361270836</text:p>
              </table:table-cell>
              <table:table-cell office:value-type="float" office:value="0.000394900216781899">
                <text:p>0.000394900216781899</text:p>
              </table:table-cell>
              <table:table-cell office:value-type="float" office:value="0.000262754918099975">
                <text:p>0.000262754918099975</text:p>
              </table:table-cell>
              <table:table-cell office:value-type="float" office:value="0.0000645277841911906">
                <text:p>0.0000645277841911906</text:p>
              </table:table-cell>
              <table:table-cell office:value-type="float" office:value="0.0000656054943501357">
                <text:p>0.0000656054943501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732258112727774">
                <text:p>0.0000732258112727774</text:p>
              </table:table-cell>
              <table:table-cell office:value-type="float" office:value="0.0000340501131852612">
                <text:p>0.0000340501131852612</text:p>
              </table:table-cell>
              <table:table-cell office:value-type="float" office:value="0.0000273719216461859">
                <text:p>0.0000273719216461859</text:p>
              </table:table-cell>
              <table:table-cell office:value-type="float" office:value="0.0000294847129872372">
                <text:p>0.0000294847129872372</text:p>
              </table:table-cell>
              <table:table-cell office:value-type="float" office:value="0.0000507770663740026">
                <text:p>0.0000507770663740026</text:p>
              </table:table-cell>
              <table:table-cell office:value-type="float" office:value="0.0000372640819276598">
                <text:p>0.0000372640819276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02803007653835">
                <text:p>0.000202803007653835</text:p>
              </table:table-cell>
              <table:table-cell office:value-type="float" office:value="0.0000986020006167926">
                <text:p>0.0000986020006167926</text:p>
              </table:table-cell>
              <table:table-cell office:value-type="float" office:value="0.000123417960706002">
                <text:p>0.000123417960706002</text:p>
              </table:table-cell>
              <table:table-cell office:value-type="float" office:value="0.000098220446482542">
                <text:p>0.000098220446482542</text:p>
              </table:table-cell>
              <table:table-cell office:value-type="float" office:value="0.000089654366960392">
                <text:p>0.000089654366960392</text:p>
              </table:table-cell>
              <table:table-cell office:value-type="float" office:value="0.0000823732942681434">
                <text:p>0.0000823732942681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